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ntacts" style:family="table">
      <style:table-properties style:width="6.6931in" table:align="margins"/>
    </style:style>
    <style:style style:name="contacts.A" style:family="table-column">
      <style:table-column-properties style:column-width="2.2313in" style:rel-column-width="21845*"/>
    </style:style>
    <style:style style:name="contact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tacts.C1" style:family="table-cell">
      <style:table-cell-properties fo:padding="0.0382in" fo:border="0.05pt solid #000000"/>
    </style:style>
    <style:style style:name="contacts.A2" style:family="table-cell">
      <style:table-cell-properties fo:padding="0.0382in" fo:border-left="0.05pt solid #000000" fo:border-right="none" fo:border-top="none" fo:border-bottom="0.05pt solid #000000"/>
    </style:style>
    <style:style style:name="contac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 fo:background-color="#b3b300">
        <style:background-image/>
      </style:paragraph-properties>
      <style:text-properties style:font-name="Arial"/>
    </style:style>
    <style:style style:name="P4" style:family="paragraph" style:parent-style-name="Table_20_Contents">
      <style:paragraph-properties fo:text-align="end" style:justify-single-word="false" fo:background-color="#b3b3b3">
        <style:background-image/>
      </style:paragraph-properties>
      <style:text-properties style:font-name="Arial"/>
    </style:style>
    <style:style style:name="P5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Arial"/>
    </style:style>
    <style:style style:name="P6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unknown&gt;" text:name="person.name"/>
      </text:user-field-decls>
      <text:h text:style-name="P6" text:outline-level="1">Contacts - <text:user-field-get text:name="person.name">&lt;unknown&gt;</text:user-field-get></text:h>
      <text:p text:style-name="Standard"/>
      <table:table table:name="contacts" table:style-name="contacts">
        <table:table-column table:style-name="contacts.A" table:number-columns-repeated="3"/>
        <table:table-row>
          <table:table-cell table:style-name="contacts.A1" office:value-type="string">
            <text:p text:style-name="P2">Name</text:p>
          </table:table-cell>
          <table:table-cell table:style-name="contacts.A1" office:value-type="string">
            <text:p text:style-name="P2">Age</text:p>
          </table:table-cell>
          <table:table-cell table:style-name="contacts.C1" office:value-type="string">
            <text:p text:style-name="P2">Email Address</text:p>
          </table:table-cell>
        </table:table-row>
        <table:table-row>
          <table:table-cell table:style-name="contacts.A2" office:value-type="string">
            <text:p text:style-name="P1">name</text:p>
            <text:p text:style-name="P3"/>
          </table:table-cell>
          <table:table-cell table:style-name="contacts.A2" office:value-type="string">
            <text:p text:style-name="P1">age</text:p>
            <text:p text:style-name="P4"/>
          </table:table-cell>
          <table:table-cell table:style-name="contacts.C2" office:value-type="string">
            <text:p text:style-name="P1">email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8:45:43</meta:creation-date>
    <meta:generator>LibreOffice/3.5$Linux_X86_64 LibreOffice_project/350m1$Build-2</meta:generator>
    <dc:date>2014-05-08T19:41:06</dc:date>
    <meta:editing-duration>PT27S</meta:editing-duration>
    <meta:editing-cycles>4</meta:editing-cycles>
    <meta:document-statistic meta:table-count="1" meta:image-count="0" meta:object-count="0" meta:page-count="1" meta:paragraph-count="7" meta:word-count="10" meta:character-count="52" meta:non-whitespace-character-count="49"/>
  </office:meta>
</office:document-meta>
</file>